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11-1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10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09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08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07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06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05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5-04-1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11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10-1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09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08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06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05-1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4-04-1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11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10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09-1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08-0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07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06-1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05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3-04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11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10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09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07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06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05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04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2-03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11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10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09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08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07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06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1-03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11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10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9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9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8-0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7-2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6-1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5-2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20-03-0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11-2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10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09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08-1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07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06-1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05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9-04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11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09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08-0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07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06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05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8-04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11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10-0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9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8-0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7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7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6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5-0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7-04-1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11-1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10-0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09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08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07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06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05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6-04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11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10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09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08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07-1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06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05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5-04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11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10-0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09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08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07-2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06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05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4-04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11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10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9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8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7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6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5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3-03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10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09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08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07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2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1-01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1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3</text:p>
          </table:table-cell>
          <table:table-cell office:value-type="string" calcext:value-type="string">
            <text:p>QBAA nr Garrison, SOLE SOURCE #12</text:p>
          </table:table-cell>
          <table:table-cell office:value-type="string" calcext:value-type="string">
            <text:p>199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2" meta:object-count="0"/>
    <meta:user-defined meta:name="AppVersion">3.0</meta:user-defined>
  </office:meta>
</office:document-meta>
</file>